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rsid="001b2299" officeooo:paragraph-rsid="001b2299"/>
    </style:style>
    <style:style style:name="P4" style:family="paragraph" style:parent-style-name="Standard">
      <style:paragraph-properties fo:text-align="start" style:justify-single-word="false"/>
      <style:text-properties officeooo:rsid="001c31f1" officeooo:paragraph-rsid="001c31f1"/>
    </style:style>
    <style:style style:name="P5" style:family="paragraph" style:parent-style-name="Standard">
      <style:paragraph-properties fo:text-align="start" style:justify-single-word="false"/>
      <style:text-properties officeooo:rsid="001c7034" officeooo:paragraph-rsid="001c7034"/>
    </style:style>
    <style:style style:name="P6" style:family="paragraph" style:parent-style-name="Standard">
      <style:paragraph-properties fo:text-align="start" style:justify-single-word="false"/>
      <style:text-properties officeooo:rsid="001e1215" officeooo:paragraph-rsid="001e1215"/>
    </style:style>
    <style:style style:name="P7" style:family="paragraph" style:parent-style-name="Standard">
      <style:paragraph-properties fo:text-align="start" style:justify-single-word="false"/>
      <style:text-properties fo:font-weight="normal" officeooo:rsid="001e1215" officeooo:paragraph-rsid="001e1215" style:font-weight-asian="normal" style:font-weight-complex="normal"/>
    </style:style>
    <style:style style:name="T1" style:family="text">
      <style:text-properties officeooo:rsid="001aa4eb"/>
    </style:style>
    <style:style style:name="T2" style:family="text">
      <style:text-properties officeooo:rsid="001b2299"/>
    </style:style>
    <style:style style:name="T3" style:family="text">
      <style:text-properties officeooo:rsid="001c7034"/>
    </style:style>
    <style:style style:name="T4" style:family="text">
      <style:text-properties officeooo:rsid="001ccfac"/>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officeooo:rsid="001e7db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rmataBoard</text:p>
      <text:p text:style-name="Standard"/>
      <text:p text:style-name="Standard">Es un cliente Lazarus en forma de paquete de componentes para gestionar dispositivos compatibles con ConfigurableFirmata.</text:p>
      <text:p text:style-name="Standard"/>
      <text:p text:style-name="Standard">En el momento actual es en versión beta <text:span text:style-name="T2">2</text:span>.<text:span text:style-name="T2">6, coincide con el protocolo de la versión actual en estos momentos 2.6 y firmware 2.12.</text:span></text:p>
      <text:p text:style-name="Standard"/>
      <text:p text:style-name="Standard">El paquete tiene los siguientes componentes TBoard componente principal y <text:span text:style-name="T2">como módulos</text:span> <text:span text:style-name="T2">conectables TPin, Ttasks (Scheduler), TOneWire, TI2C, TAccelStepper, TAccelStepperGroup, TSerial, TServo, TEncoder, </text:span><text:span text:style-name="T7">TSPI, </text:span><text:span text:style-name="T2">TDht, TFrequency y dos módulos más no pertenecientes al estándar T</text:span>PS2Mouse y TNeoPixel.</text:p>
      <text:p text:style-name="Standard"/>
      <text:p text:style-name="P2">En estos momentos sólo unos pocos componentes han sido probados, <text:span text:style-name="T1">se </text:span>han probado <text:span text:style-name="T1">sobre un </text:span>Arduino Uno, <text:span text:style-name="T2">ESP8266 y </text:span><text:s/><text:span text:style-name="T2">ESP32 por puerto serie. </text:span><text:span text:style-name="T3">Pero debería funcionar para cualquier fuente de datos.</text:span></text:p>
      <text:p text:style-name="P3"/>
      <text:p text:style-name="P3">Hay que ver como está configurado el fichero ‘Boards.h’ en el código de la biblioteca ConfigurableFirmata, en especial los pines dedicados a puerto serial.</text:p>
      <text:p text:style-name="P3"/>
      <text:p text:style-name="P3">El componente principal Tboard toma todas las posibilidades de cada pin, siempre y cuando estén definidas en ‘Boards.h’ y en el código de ConfigurableFirmata.</text:p>
      <text:p text:style-name="P3"/>
      <text:p text:style-name="P4">Tboard tiene asociado un hilo (thread) para comprobar los excesos de tiempo (time out) al iniciar la placa y en la petición de datos.</text:p>
      <text:p text:style-name="P4"/>
      <text:p text:style-name="P4">Los datos se suministran a Tboard mediante el procedimiento ParseData(Data: string) procedente de cualquier fuente, <text:span text:style-name="T4">el</text:span> evento OnBeforeOpen se ejecuta cuando se quiere activar Tboard, en esta rutina se puede utilizar para abrir el canal de datos de entrada, OnAfterClose se ejecuta cuando se desactiva Tboard y se puede utilizar para cerrar el canal de datos.</text:p>
      <text:p text:style-name="P4">Otro evento muy importante es OnSendDataToDevice utilizado para enviar datos al dispositivo.</text:p>
      <text:p text:style-name="P4"/>
      <text:p text:style-name="P4">Al activar Tboard se espera a recibir la versión del protocolo del dispositivo después este debería enviar también la versión de firmware (cosa que no hace, no se por qué) por lo que se fuerza al dispositivo que lo envíe (sólo cuando está inicializando) y luego se solicita al dispositivo la información de todos los pines, una vez que se ha recibido esta información, Tboard está listo para trabajar y se lanza el evento OnBoardReady.</text:p>
      <text:p text:style-name="P4"/>
      <text:p text:style-name="P4">No se necesita saber el dispositivo que es, <text:span text:style-name="T3">da igual que sea Arduino Uno, Arduino Nano, ESP32, ESP8266, Raspberry Pi, etc..</text:span>, es <text:span text:style-name="T4">el</text:span> <text:span text:style-name="T3">propio dispositivo </text:span>quien informa de sus capacidades a Tboard.</text:p>
      <text:p text:style-name="P4"/>
      <text:p text:style-name="P5">El evento OnBoardData se activa cuando el dispositivo quiere enviar algún mensaje de información a Tboard.</text:p>
      <text:p text:style-name="P5"/>
      <text:p text:style-name="P5">La propiedad MaxTime es el tiempo máximo inicialización que Tboard espera antes de error de tiempo de exceso.</text:p>
      <text:p text:style-name="P5"/>
      <text:p text:style-name="P5">La propiedad SamplingInterval modifica el tiempo de muestreo del dispositivo, por defecto está como el original a 19 milisegundos, ¡cuidado! un tiempo demasiado bajo puede dar problemas si el dispositivo no es suficientemente rápido.</text:p>
      <text:p text:style-name="P5"/>
      <text:p text:style-name="P6"><text:soft-page-break/>Las funciones que envían datos al dispositivo devuelven la cadena con la orden que se va a escribir en el dispositivo, estas funciones tienen un parámetro <text:span text:style-name="T5">write</text:span><text:span text:style-name="T6"> por defecto a </text:span><text:span text:style-name="T5">True </text:span><text:span text:style-name="T6">que se utiliza para que la escritura real en el dispositivo, si es </text:span><text:span text:style-name="T5">False</text:span><text:span text:style-name="T6"> no escribe en el dispositivo pero devuleve la cadena correcta, esto es útil para crear las órdenes que se van a realizar con tareas automáticas (scheduler).</text:span></text:p>
      <text:p text:style-name="P7"/>
      <text:p text:style-name="P5">Hay otras propiedades no publicadas (no visibles en tiempo de diseñ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3-08T16:09:36.783233979</meta:creation-date>
    <dc:date>2022-11-18T12:58:19.016000000</dc:date>
    <meta:editing-duration>PT1H24M29S</meta:editing-duration>
    <meta:editing-cycles>10</meta:editing-cycles>
    <meta:generator>LibreOffice/7.2.1.2$Windows_X86_64 LibreOffice_project/87b77fad49947c1441b67c559c339af8f3517e22</meta:generator>
    <meta:document-statistic meta:table-count="0" meta:image-count="0" meta:object-count="0" meta:page-count="2" meta:paragraph-count="17" meta:word-count="506" meta:character-count="3200" meta:non-whitespace-character-count="2710"/>
  </office:meta>
</office:document-meta>
</file>